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105.85mm"/>
    </style:style>
    <style:style style:name="co7" style:family="table-column">
      <style:table-column-properties fo:break-before="auto" style:column-width="26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W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4" office:value-type="string" calcext:value-type="string">
            <text:p>notes</text:p>
          </table:table-cell>
          <table:table-cell office:value-type="string" calcext:value-type="string">
            <text:p>link(s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(linked ESYS source has <text:s/>260 EUR/kWel)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1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2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3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4</text:p>
          </table:table-cell>
          <table:table-cell office:value-type="string" calcext:value-type="string">
            <text:p>http://hdl.handle.net/10419/8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5</text:p>
          </table:table-cell>
          <table:table-cell office:value-type="string" calcext:value-type="string">
            <text:p>http://hdl.handle.net/10419/80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6</text:p>
          </table:table-cell>
          <table:table-cell office:value-type="string" calcext:value-type="string">
            <text:p>http://hdl.handle.net/10419/80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7</text:p>
          </table:table-cell>
          <table:table-cell office:value-type="string" calcext:value-type="string">
            <text:p>http://hdl.handle.net/10419/80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8</text:p>
          </table:table-cell>
          <table:table-cell office:value-type="string" calcext:value-type="string">
            <text:p>http://hdl.handle.net/10419/80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9</text:p>
          </table:table-cell>
          <table:table-cell office:value-type="string" calcext:value-type="string">
            <text:p>http://hdl.handle.net/10419/80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0</text:p>
          </table:table-cell>
          <table:table-cell office:value-type="string" calcext:value-type="string">
            <text:p>http://hdl.handle.net/10419/80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1</text:p>
          </table:table-cell>
          <table:table-cell office:value-type="string" calcext:value-type="string">
            <text:p>http://hdl.handle.net/10419/80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2</text:p>
          </table:table-cell>
          <table:table-cell office:value-type="string" calcext:value-type="string">
            <text:p>http://hdl.handle.net/10419/80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<text:a xlink:href="http://www.18for0.ie/" xlink:type="simple">www.18for0.ie</text:a>)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1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2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7595+5000)/((30000*0.206)/(365*24))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. €27,595, plus €5,000 grant aid (minus €0 VRT). Average power of (say) (30,000 km/yr * 0.206 kWh/km)/(365*24).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05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07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08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table:formula="of:=[.D110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table:formula="of:=[.D111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[.D113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14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16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17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style-name="Default" table:formula="of:=[.D125]" office:value-type="float" office:value="2.5" calcext:value-type="float">
            <text:p>2.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26]" office:value-type="float" office:value="2.5" calcext:value-type="float">
            <text:p>2.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10000/10)/[.D125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 (~€10k for ~10kW output?)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28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29]" office:value-type="float" office:value="400" calcext:value-type="float">
            <text:p>40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Notional: for functional test purposes only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SHP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Notional: for functional test purposes on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7:07:25.660176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5T17:12:55.754104634</dc:date>
    <meta:editing-duration>PT18H45M58S</meta:editing-duration>
    <meta:editing-cycles>12</meta:editing-cycles>
    <meta:generator>LibreOffice/6.0.7.3$Linux_X86_64 LibreOffice_project/00m0$Build-3</meta:generator>
    <meta:document-statistic meta:table-count="1" meta:cell-count="907" meta:object-count="0"/>
  </office:meta>
</office:document-meta>
</file>